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11.86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2" text:outline-level="1">CR HOSPITALISATION</text:h>
          </table:table-cell>
          <table:covered-table-cell/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A1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3" office:value-type="string">
            <text:p text:style-name="Standard">Date de la chirurgie :</text:p>
          </table:table-cell>
          <table:table-cell table:style-name="Table1.B3" office:value-type="string">
            <text:p text:style-name="Standard">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>Motif d'hospitalisation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>Antécédents</text:p>
          </table:table-cell>
          <table:table-cell table:style-name="Table1.B3" office:value-type="string">
            <text:p text:style-name="Standard">Cf dossier d'anesthésie</text:p>
          </table:table-cell>
        </table:table-row>
        <table:table-row>
          <table:table-cell table:style-name="Table1.A3" office:value-type="string">
            <text:p text:style-name="Standard">Diagnostic principal</text:p>
          </table:table-cell>
          <table:table-cell table:style-name="Table1.B3" office:value-type="string">
            <text:p text:style-name="Standard"><text:text-input text:description="&lt;o.indication_id.name&gt;">&lt;o.indication_id.name&gt;</text:text-input></text:p>
          </table:table-cell>
        </table:table-row>
        <table:table-row>
          <table:table-cell table:style-name="Table1.A3" office:value-type="string">
            <text:p text:style-name="Standard">Intervention et procédure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Date d'intervention :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Opérateur :<text:text-input text:description="&lt;o.operator_id.partner_id.title.name&gt;">&lt;o.operator_id.partner_id.title.name&gt;</text:text-input> <text:text-input text:description="&lt;o.operator_id.partner_id.name&gt;">&lt;o.operator_id.partner_id.name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Cf : CROP</text:p>
          </table:table-cell>
        </table:table-row>
        <table:table-row>
          <table:table-cell table:style-name="Table1.A3" office:value-type="string">
            <text:p text:style-name="Standard">Séjour</text:p>
          </table:table-cell>
          <table:table-cell table:style-name="Table1.B3" office:value-type="string">
            <text:p text:style-name="Standard">Du : 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Au :</text:p>
          </table:table-cell>
        </table:table-row>
        <table:table-row>
          <table:table-cell table:style-name="Table1.B3" table:number-columns-spanned="2" office:value-type="string">
            <text:p text:style-name="Standard">Rendez vous de consultation à J1 PO au cabinet du Dr FRANCOIS.</text:p>
            <text:p text:style-name="Standard">Le :<text:text-input text:description="&lt;o.po_meeting_id.date and formatLang(o.po_meeting_id.date,date_time=True) or ''&gt;">&lt;o.po_meeting_id.date and formatLang(o.po_meeting_id.date,date=True) or ''&gt;</text:text-input>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5-05-04T20:53:09</dc:date>
    <meta:editing-duration>PT3H52M6S</meta:editing-duration>
    <meta:editing-cycles>64</meta:editing-cycles>
    <meta:generator>LibreOffice/3.5$Linux_X86_64 LibreOffice_project/350m1$Build-2</meta:generator>
    <dc:creator>Laurent FRANCOIS</dc:creator>
    <meta:document-statistic meta:table-count="1" meta:image-count="0" meta:object-count="0" meta:page-count="1" meta:paragraph-count="22" meta:word-count="82" meta:character-count="877" meta:non-whitespace-character-count="816"/>
  </office:meta>
</office:document-meta>
</file>